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7" calcext:value-type="float">
            <text:p>2.77</text:p>
          </table:table-cell>
          <table:table-cell office:value-type="float" office:value="0.36" calcext:value-type="float">
            <text:p>0.36</text:p>
          </table:table-cell>
          <table:table-cell office:value-type="float" office:value="344.67" calcext:value-type="float">
            <text:p>344.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6" calcext:value-type="float">
            <text:p>2.76</text:p>
          </table:table-cell>
          <table:table-cell office:value-type="float" office:value="0.36" calcext:value-type="float">
            <text:p>0.36</text:p>
          </table:table-cell>
          <table:table-cell office:value-type="float" office:value="345.75" calcext:value-type="float">
            <text:p>345.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0.36" calcext:value-type="float">
            <text:p>0.36</text:p>
          </table:table-cell>
          <table:table-cell office:value-type="float" office:value="346.35" calcext:value-type="float">
            <text:p>346.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7" calcext:value-type="float">
            <text:p>2.77</text:p>
          </table:table-cell>
          <table:table-cell office:value-type="float" office:value="0.36" calcext:value-type="float">
            <text:p>0.36</text:p>
          </table:table-cell>
          <table:table-cell office:value-type="float" office:value="344.98" calcext:value-type="float">
            <text:p>344.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4" calcext:value-type="float">
            <text:p>2.74</text:p>
          </table:table-cell>
          <table:table-cell office:value-type="float" office:value="0.37" calcext:value-type="float">
            <text:p>0.37</text:p>
          </table:table-cell>
          <table:table-cell office:value-type="float" office:value="348.28" calcext:value-type="float">
            <text:p>348.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4" calcext:value-type="float">
            <text:p>2.74</text:p>
          </table:table-cell>
          <table:table-cell office:value-type="float" office:value="0.37" calcext:value-type="float">
            <text:p>0.37</text:p>
          </table:table-cell>
          <table:table-cell office:value-type="float" office:value="348.56" calcext:value-type="float">
            <text:p>348.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2" calcext:value-type="float">
            <text:p>2.72</text:p>
          </table:table-cell>
          <table:table-cell office:value-type="float" office:value="0.37" calcext:value-type="float">
            <text:p>0.37</text:p>
          </table:table-cell>
          <table:table-cell office:value-type="float" office:value="351.09" calcext:value-type="float">
            <text:p>351.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6" calcext:value-type="float">
            <text:p>2.86</text:p>
          </table:table-cell>
          <table:table-cell office:value-type="float" office:value="0.35" calcext:value-type="float">
            <text:p>0.35</text:p>
          </table:table-cell>
          <table:table-cell office:value-type="float" office:value="333.01" calcext:value-type="float">
            <text:p>333.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6" calcext:value-type="float">
            <text:p>2.76</text:p>
          </table:table-cell>
          <table:table-cell office:value-type="float" office:value="0.36" calcext:value-type="float">
            <text:p>0.36</text:p>
          </table:table-cell>
          <table:table-cell office:value-type="float" office:value="345.14" calcext:value-type="float">
            <text:p>345.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6" calcext:value-type="float">
            <text:p>2.76</text:p>
          </table:table-cell>
          <table:table-cell office:value-type="float" office:value="0.36" calcext:value-type="float">
            <text:p>0.36</text:p>
          </table:table-cell>
          <table:table-cell office:value-type="float" office:value="345.43" calcext:value-type="float">
            <text:p>345.43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.763" calcext:value-type="float">
            <text:p>2.763</text:p>
          </table:table-cell>
          <table:table-cell table:formula="of:=AVERAGE([.C3:.C12])" office:value-type="float" office:value="0.362" calcext:value-type="float">
            <text:p>0.362</text:p>
          </table:table-cell>
          <table:table-cell table:formula="of:=AVERAGE([.D3:.D12])" office:value-type="float" office:value="345.326" calcext:value-type="float">
            <text:p>345.326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.86" calcext:value-type="float">
            <text:p>2.86</text:p>
          </table:table-cell>
          <table:table-cell table:formula="of:=MAX([.C3:.C12])" office:value-type="float" office:value="0.37" calcext:value-type="float">
            <text:p>0.37</text:p>
          </table:table-cell>
          <table:table-cell table:formula="of:=MAX([.D3:.D12])" office:value-type="float" office:value="351.09" calcext:value-type="float">
            <text:p>351.0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.72" calcext:value-type="float">
            <text:p>2.72</text:p>
          </table:table-cell>
          <table:table-cell table:formula="of:=MIN([.C3:.C12])" office:value-type="float" office:value="0.35" calcext:value-type="float">
            <text:p>0.35</text:p>
          </table:table-cell>
          <table:table-cell table:formula="of:=MIN([.D3:.D12])" office:value-type="float" office:value="333.01" calcext:value-type="float">
            <text:p>333.01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0374314187696794" calcext:value-type="float">
            <text:p>0.03743141876968</text:p>
          </table:table-cell>
          <table:table-cell table:formula="of:=COM.MICROSOFT.STDEV.S([.C3:.C12])" office:value-type="float" office:value="0.00632455532033675" calcext:value-type="float">
            <text:p>0.006324555320337</text:p>
          </table:table-cell>
          <table:table-cell table:formula="of:=COM.MICROSOFT.STDEV.S([.D3:.D12])" office:value-type="float" office:value="4.78326062662513" calcext:value-type="float">
            <text:p>4.783260626625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07:54.176312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08:35.622207338</dc:date>
    <meta:editing-duration>PT13M18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